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88630" officeooo:paragraph-rsid="00088630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88630" officeooo:paragraph-rsid="00088630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a3903" officeooo:paragraph-rsid="000a3903"/>
    </style:style>
    <style:style style:name="P4" style:family="paragraph" style:parent-style-name="Standard">
      <style:paragraph-properties fo:margin-top="0in" fo:margin-bottom="0in" style:contextual-spacing="false"/>
      <style:text-properties style:font-name="Georgia" officeooo:rsid="000b36df" officeooo:paragraph-rsid="000b36df"/>
    </style:style>
    <style:style style:name="P5" style:family="paragraph" style:parent-style-name="Standard">
      <style:paragraph-properties fo:margin-top="0in" fo:margin-bottom="0in" style:contextual-spacing="false"/>
      <style:text-properties style:font-name="Georgia" officeooo:rsid="000c04cd" officeooo:paragraph-rsid="000c04cd"/>
    </style:style>
    <style:style style:name="P6" style:family="paragraph" style:parent-style-name="Standard">
      <style:paragraph-properties fo:margin-top="0in" fo:margin-bottom="0in" style:contextual-spacing="false"/>
      <style:text-properties style:font-name="Georgia" officeooo:rsid="000d368d" officeooo:paragraph-rsid="000d368d"/>
    </style:style>
    <style:style style:name="P7" style:family="paragraph" style:parent-style-name="Standard">
      <style:paragraph-properties fo:margin-top="0in" fo:margin-bottom="0in" style:contextual-spacing="false"/>
      <style:text-properties style:font-name="Georgia" officeooo:rsid="000e150c" officeooo:paragraph-rsid="000e150c"/>
    </style:style>
    <style:style style:name="P8" style:family="paragraph" style:parent-style-name="Standard">
      <style:paragraph-properties fo:margin-top="0in" fo:margin-bottom="0in" style:contextual-spacing="false"/>
      <style:text-properties style:font-name="Georgia" officeooo:rsid="000fc688" officeooo:paragraph-rsid="000fc688"/>
    </style:style>
    <style:style style:name="P9" style:family="paragraph" style:parent-style-name="Standard">
      <style:paragraph-properties fo:margin-top="0in" fo:margin-bottom="0in" style:contextual-spacing="false"/>
      <style:text-properties style:font-name="Georgia" officeooo:rsid="0011c121" officeooo:paragraph-rsid="0011c121"/>
    </style:style>
    <style:style style:name="T1" style:family="text">
      <style:text-properties officeooo:rsid="000b36d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7660" style:font-style-asian="normal" style:font-style-complex="normal"/>
    </style:style>
    <style:style style:name="T5" style:family="text">
      <style:text-properties fo:font-style="normal" officeooo:rsid="000c04cd" style:font-style-asian="normal" style:font-style-complex="normal"/>
    </style:style>
    <style:style style:name="T6" style:family="text">
      <style:text-properties fo:font-style="normal" officeooo:rsid="000fc68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 had its meaning. Sometimes it had other ways of dealing with whatever it was you had to deal with. Lucy was just that, something to deal with.</text:p>
      <text:p text:style-name="P2"/>
      <text:p text:style-name="P3">She didn't offer much in way of companionship. No, Lucy was something quite different. She was only a heartbeat away from finding what it was she wanted in life.</text:p>
      <text:p text:style-name="P3"/>
      <text:p text:style-name="P3">Oh what a life to be had. Lucy hated her life. <text:span text:style-name="T1">Ever since the accident, she didn't think it would get any better.</text:span></text:p>
      <text:p text:style-name="P3"/>
      <text:p text:style-name="P4">That's when she met <text:span text:style-name="T2">him</text:span><text:span text:style-name="T3">. Oh he was a quiet soul. A man with an easy going face. </text:span><text:span text:style-name="T4">Lucy found him an odd fella, a sorted fella, someone who she could possibly get along with.</text:span></text:p>
      <text:p text:style-name="P4"/>
      <text:p text:style-name="P4"><text:span text:style-name="T4">“</text:span><text:span text:style-name="T5">What ya drinkin' stranger?” Lucy asked. She sat at a barstool, her skirt a bit higher than normal. Her tits ready to pop out of her top. Just the right amount for someone to notice.</text:span></text:p>
      <text:p text:style-name="P4"/>
      <text:p text:style-name="P5"><text:span text:style-name="T3">The man smiled back at Lucy. “Oh just gin and tonic.” He noticed her. Who wouldn't notice her in a joint like that?</text:span></text:p>
      <text:p text:style-name="P5"/>
      <text:p text:style-name="P6"><text:span text:style-name="T3">Lucy twisted her hair with her fingers. Her goto method to flirting. “Sounds good.”</text:span></text:p>
      <text:p text:style-name="P6"/>
      <text:p text:style-name="P7"><text:span text:style-name="T3">Looking to the bartender, the man nodded. “One for my friend Joe.”</text:span></text:p>
      <text:p text:style-name="P7"/>
      <text:p text:style-name="P7"><text:span text:style-name="T3">The drink was delivered quickly. Lucy took a sip. Gin was never her thing, but well she wasn't looking for </text:span><text:soft-page-break/><text:span text:style-name="T3">anything unique tonight. Just wanted to get laid. If the man had anything to do with that, she would be happy.</text:span></text:p>
      <text:p text:style-name="P7"/>
      <text:p text:style-name="P7"><text:span text:style-name="T3">“</text:span><text:span text:style-name="T6">Thanks mister.” Lucy said.</text:span></text:p>
      <text:p text:style-name="P7"/>
      <text:p text:style-name="P8"><text:span text:style-name="T3">The man nodded. “Cheers.” He drank the rest of his drink and left the bar.</text:span></text:p>
      <text:p text:style-name="P8"/>
      <text:p text:style-name="P8"><text:span text:style-name="T3">Lucy sighed. </text:span><text:span text:style-name="T2">Damn, another man who would have nothing to do with me.</text:span><text:span text:style-name="T3"> She stared at her drink.</text:span></text:p>
      <text:p text:style-name="P8"/>
      <text:p text:style-name="P9"><text:span text:style-name="T3">What would it take? What would she have to do to catch someone's attention?</text:span></text:p>
      <text:p text:style-name="P9"/>
      <text:p text:style-name="P9"><text:span text:style-name="T3">Lucy would find o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5-31T12:06:26.354328878</dc:date>
    <meta:editing-cycles>12</meta:editing-cycles>
    <meta:editing-duration>PT7M38S</meta:editing-duration>
    <meta:generator>LibreOffice/4.2.8.2$Linux_X86_64 LibreOffice_project/420m0$Build-2</meta:generator>
    <meta:document-statistic meta:table-count="0" meta:image-count="0" meta:object-count="0" meta:page-count="2" meta:paragraph-count="14" meta:word-count="295" meta:character-count="1544" meta:non-whitespace-character-count="1263"/>
    <meta:template xlink:type="simple" xlink:actuate="onRequest" xlink:title="Normal.dotm" xlink:href=""/>
  </office:meta>
</office:document-meta>
</file>